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Interface User" svg:font-family="'Interface User'" style:font-pitch="variable"/>
    <style:font-face style:name="Lucidasans" svg:font-family="Lucidasans" style:font-pitch="variable"/>
    <style:font-face style:name="Verdana" svg:font-family="Verdana" style:font-pitch="variable"/>
    <style:font-face style:name="Verdana1" svg:font-family="Verdana" style:font-adornments="Обычный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ine_20_Style_20_2" draw:textarea-horizontal-align="center" draw:textarea-vertical-align="middle"/>
    </style:style>
    <style:style style:name="gr2" style:family="graphic" style:parent-style-name="standard">
      <style:graphic-properties draw:stroke="solid" svg:stroke-width="0.1cm" draw:marker-start-width="0.35cm" draw:marker-end-width="0.35cm" draw:fill="solid" draw:fill-color="#ffffff" draw:textarea-horizontal-align="center" draw:textarea-vertical-align="middle" fo:padding-top="-0.05cm" fo:padding-bottom="-0.05cm" fo:padding-left="-0.05cm" fo:padding-right="-0.05cm" draw:shadow="visible"/>
    </style:style>
    <style:style style:name="gr3" style:family="graphic" style:parent-style-name="standard">
      <style:graphic-properties draw:stroke="solid" draw:stroke-dash="Line_20_Style_20_1" svg:stroke-width="0.1cm" draw:marker-start-width="0.35cm" draw:marker-end="Arrow_20_concave" draw:marker-end-width="0.55cm" draw:textarea-horizontal-align="center" draw:textarea-vertical-align="middle" fo:padding-top="-0.05cm" fo:padding-bottom="-0.05cm" fo:padding-left="-0.05cm" fo:padding-right="-0.05cm"/>
    </style:style>
    <style:style style:name="gr4" style:family="graphic" style:parent-style-name="objectwithoutfill">
      <style:graphic-properties draw:stroke="dash" draw:stroke-dash="Line_20_Style_20_1" svg:stroke-width="0.1cm" draw:marker-start-width="0.35cm" draw:marker-end-width="0.35cm" draw:marker-end-center="false" draw:fill="none" draw:textarea-horizontal-align="center" draw:textarea-vertical-align="middle" fo:padding-top="-0.05cm" fo:padding-bottom="-0.05cm" fo:padding-left="-0.05cm" fo:padding-right="-0.05cm"/>
    </style:style>
    <style:style style:name="gr5" style:family="graphic" style:parent-style-name="standard">
      <style:graphic-properties svg:stroke-width="0.1cm" draw:marker-start-width="0.45cm" draw:marker-end-width="0.45cm" draw:fill="solid" draw:fill-color="#ffffff" draw:textarea-horizontal-align="center" draw:textarea-vertical-align="middle" fo:padding-top="-0.05cm" fo:padding-bottom="-0.05cm" fo:padding-left="-0.05cm" fo:padding-right="-0.05cm" draw:shadow="visible" draw:shadow-offset-x="0.1cm" draw:shadow-offset-y="0.1cm"/>
    </style:style>
    <style:style style:name="gr6" style:family="graphic" style:parent-style-name="standard">
      <style:graphic-properties draw:stroke="solid" draw:stroke-dash="Ultrafine_20_Dashed" svg:stroke-width="0.1cm" draw:marker-start-width="0.15cm" draw:marker-end="Arrow_20_concave" draw:marker-end-width="0.55cm" draw:textarea-horizontal-align="center" draw:textarea-vertical-align="middle" fo:padding-top="-0.05cm" fo:padding-bottom="-0.05cm" fo:padding-left="-0.05cm" fo:padding-right="-0.05cm"/>
    </style:style>
    <style:style style:name="gr7" style:family="graphic" style:parent-style-name="standard">
      <style:graphic-properties draw:stroke="none" draw:marker-end="Arrow_20_concave" draw:fill="none" draw:fill-color="#ffffff" fo:min-height="0.694cm"/>
    </style:style>
    <style:style style:name="gr8" style:family="graphic" style:parent-style-name="standard">
      <style:graphic-properties draw:stroke="none" draw:marker-end="Arrow_20_concave" draw:fill="none" draw:fill-color="#ffffff" fo:min-height="1.388cm"/>
    </style:style>
    <style:style style:name="gr9" style:family="graphic" style:parent-style-name="standard">
      <style:graphic-properties draw:stroke="none" draw:marker-end="Arrow_20_concave" draw:fill="none" draw:fill-color="#ffffff" fo:min-height="0.86cm"/>
    </style:style>
    <style:style style:name="gr10" style:family="graphic" style:parent-style-name="standard">
      <style:graphic-properties draw:stroke="dash" draw:stroke-dash="Dashed_20__28_var_29_" svg:stroke-width="0.1cm" draw:marker-start-width="0.45cm" draw:marker-end="Arrow_20_concave" draw:marker-end-width="0.45cm" draw:fill-color="#ffffff" draw:textarea-horizontal-align="center" draw:textarea-vertical-align="middle" fo:padding-top="-0.05cm" fo:padding-bottom="-0.05cm" fo:padding-left="-0.05cm" fo:padding-right="-0.05cm"/>
    </style:style>
    <style:style style:name="gr11" style:family="graphic" style:parent-style-name="standard">
      <style:graphic-properties draw:stroke="none" draw:marker-end="Arrow_20_concave" draw:fill="none" draw:fill-color="#ffffff" fo:min-height="0.848cm"/>
    </style:style>
    <style:style style:name="gr12" style:family="graphic" style:parent-style-name="standard">
      <style:graphic-properties draw:stroke="none" draw:marker-end="Arrow_20_concave" draw:fill="none" draw:fill-color="#ffffff" fo:min-height="0.75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Verdana" fo:font-size="12pt"/>
    </style:style>
    <style:style style:name="P3" style:family="paragraph">
      <style:paragraph-properties fo:line-height="0.5cm" fo:text-align="center"/>
    </style:style>
    <style:style style:name="P4" style:family="paragraph">
      <loext:graphic-properties draw:fill="solid" draw:fill-color="#ffffff"/>
      <style:paragraph-properties fo:line-height="0.5cm" fo:text-align="center"/>
      <style:text-properties style:font-name="Verdana" fo:font-size="12pt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solid" draw:fill-color="#ffffff"/>
      <style:paragraph-properties fo:text-align="center"/>
      <style:text-properties style:font-name="Verdana"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="solid" draw:fill-color="#ffffff"/>
      <style:paragraph-properties fo:text-align="center"/>
      <style:text-properties style:font-name="Verdana" fo:font-size="14pt" style:font-size-asian="14pt" style:font-size-complex="14pt"/>
    </style:style>
    <style:style style:name="P10" style:family="paragraph">
      <style:paragraph-properties fo:margin-left="0cm" fo:margin-right="0cm" fo:text-align="center" fo:text-indent="0cm">
        <style:tab-stops/>
      </style:paragraph-properties>
    </style:style>
    <style:style style:name="P11" style:family="paragraph">
      <loext:graphic-properties draw:fill="none" draw:fill-color="#ffffff"/>
      <style:paragraph-properties fo:margin-left="0cm" fo:margin-right="0cm" fo:text-align="center" fo:text-indent="0cm">
        <style:tab-stops/>
      </style:paragraph-properties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margin-left="0cm" fo:margin-right="0cm" fo:text-align="center" fo:text-indent="0cm"/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-color="#ffffff"/>
      <style:paragraph-properties fo:margin-left="0cm" fo:margin-right="0cm" fo:text-align="center" fo:text-indent="0cm"/>
      <style:text-properties style:font-name="Verdana" fo:font-size="10pt"/>
    </style:style>
    <style:style style:name="T1" style:family="text">
      <style:text-properties style:font-name="Verdana" fo:font-size="14pt" fo:language="en" fo:country="US" style:font-size-asian="14pt" style:font-size-complex="14pt"/>
    </style:style>
    <style:style style:name="T2" style:family="text">
      <style:text-properties style:font-name="Verdana" fo:font-size="14pt" style:font-name-asian="Gothic" style:font-size-asian="14pt" style:font-size-complex="14pt"/>
    </style:style>
    <style:style style:name="T3" style:family="text">
      <style:text-properties style:font-name="Verdana" fo:font-size="14pt" style:font-size-asian="14pt" style:font-size-complex="14pt"/>
    </style:style>
    <style:style style:name="T4" style:family="text">
      <style:text-properties style:font-name="Verdana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ath draw:style-name="gr1" draw:text-style-name="P1" draw:layer="layout" svg:width="16.968cm" svg:height="8.745cm" svg:x="2.845cm" svg:y="5.143cm" svg:viewBox="0 0 16969 8746" svg:d="M255 6659c0-1272 5366-6144 7271-6568s3283 745 3902 1159c1904 1273 5446 4632 5446 5600 0 729 534 1233-927 1700-952 305-15025 207-15450 19-953-426-242-1181-242-1910z">
          <text:p/>
        </draw:path>
        <draw:rect draw:style-name="gr2" draw:text-style-name="P2" draw:layer="layout" svg:width="4.626cm" svg:height="1.759cm" svg:x="9.109cm" svg:y="4.635cm">
          <text:p><text:span text:style-name="T1">Общие</text:span><text:span text:style-name="T1"><text:line-break/></text:span><text:span text:style-name="T1">решения</text:span></text:p>
        </draw:rect>
        <draw:rect draw:style-name="gr2" draw:text-style-name="P2" draw:layer="layout" svg:width="4.508cm" svg:height="1.759cm" svg:x="11.901cm" svg:y="8.182cm">
          <text:p text:style-name="P1"><text:span text:style-name="T2">Бизнес-</text:span><text:span text:style-name="T2"><text:line-break/></text:span><text:span text:style-name="T2">логика</text:span></text:p>
        </draw:rect>
        <draw:rect draw:style-name="gr2" draw:text-style-name="P4" draw:layer="layout" svg:width="4.012cm" svg:height="1.759cm" svg:x="2.623cm" svg:y="11.669cm">
          <text:p text:style-name="P3"><text:span text:style-name="T2">Представле-</text:span><text:span text:style-name="T2"><text:line-break/></text:span><text:span text:style-name="T2">ние данных в</text:span><text:span text:style-name="T2"><text:line-break/></text:span><text:span text:style-name="T2">БД</text:span></text:p>
        </draw:rect>
        <draw:rect draw:style-name="gr2" draw:text-style-name="P2" draw:layer="layout" svg:width="4.307cm" svg:height="1.759cm" svg:x="7.076cm" svg:y="11.683cm">
          <text:p><text:span text:style-name="T3">Структуры</text:span><text:span text:style-name="T3"><text:line-break/></text:span><text:span text:style-name="T3">объектов</text:span></text:p>
        </draw:rect>
        <draw:line draw:style-name="gr3" draw:text-style-name="P1" draw:layer="layout" svg:x1="15.36cm" svg:y1="9.909cm" svg:x2="13.874cm" svg:y2="11.395cm">
          <text:p/>
        </draw:line>
        <draw:line draw:style-name="gr3" draw:text-style-name="P1" draw:layer="layout" svg:x1="16.211cm" svg:y1="9.924cm" svg:x2="17.697cm" svg:y2="11.41cm">
          <text:p/>
        </draw:line>
        <draw:rect draw:style-name="gr2" draw:text-style-name="P2" draw:layer="layout" svg:width="3.852cm" svg:height="1.759cm" svg:x="11.9cm" svg:y="11.669cm">
          <text:p><text:span text:style-name="T3">Взаимодей-</text:span><text:span text:style-name="T3"><text:line-break/></text:span><text:span text:style-name="T3">ствие объект.</text:span></text:p>
        </draw:rect>
        <draw:rect draw:style-name="gr2" draw:text-style-name="P2" draw:layer="layout" svg:width="3.855cm" svg:height="1.759cm" svg:x="16.266cm" svg:y="11.683cm">
          <text:p><text:span text:style-name="T1">Элементы</text:span><text:span text:style-name="T1"><text:line-break/></text:span><text:span text:style-name="T1">GUI</text:span></text:p>
        </draw:rect>
        <draw:line draw:style-name="gr3" draw:text-style-name="P1" draw:layer="layout" svg:x1="9.995cm" svg:y1="6.408cm" svg:x2="8.509cm" svg:y2="7.894cm">
          <text:p/>
        </draw:line>
        <draw:line draw:style-name="gr3" draw:text-style-name="P1" draw:layer="layout" svg:x1="12.846cm" svg:y1="6.409cm" svg:x2="14.332cm" svg:y2="7.895cm">
          <text:p/>
        </draw:line>
        <draw:rect draw:style-name="gr4" draw:text-style-name="P5" draw:layer="layout" svg:width="4.5cm" svg:height="1.8cm" svg:x="8.909cm" svg:y="14.835cm" draw:corner-radius="0.5cm">
          <text:p><text:span text:style-name="T3">Исходный код</text:span><text:span text:style-name="T3"><text:line-break/></text:span><text:span text:style-name="T3">бизнес-логики</text:span></text:p>
        </draw:rect>
        <draw:rect draw:style-name="gr2" draw:text-style-name="P2" draw:layer="layout" svg:width="4.626cm" svg:height="1.759cm" svg:x="6.409cm" svg:y="8.169cm">
          <text:p text:style-name="P6"><text:span text:style-name="T2">Представление</text:span><text:span text:style-name="T2"><text:line-break/></text:span><text:span text:style-name="T2">данных</text:span></text:p>
        </draw:rect>
        <draw:rect draw:style-name="gr4" draw:text-style-name="P5" draw:layer="layout" svg:width="4.5cm" svg:height="1.8cm" svg:x="13.909cm" svg:y="14.835cm" draw:corner-radius="0.5cm">
          <text:p><text:span text:style-name="T3">Интерфейс</text:span><text:span text:style-name="T3"><text:line-break/></text:span><text:span text:style-name="T3">пользователя</text:span></text:p>
        </draw:rect>
        <draw:rect draw:style-name="gr4" draw:text-style-name="P5" draw:layer="layout" svg:width="4.5cm" svg:height="1.8cm" svg:x="3.909cm" svg:y="14.835cm" draw:corner-radius="0.5cm">
          <text:p text:style-name="P6"><text:span text:style-name="T2">Скрипт создания</text:span><text:span text:style-name="T2"><text:line-break/></text:span><text:span text:style-name="T2">БД</text:span></text:p>
        </draw:rect>
        <draw:line draw:style-name="gr3" draw:text-style-name="P1" draw:layer="layout" svg:x1="5.909cm" svg:y1="13.435cm" svg:x2="5.909cm" svg:y2="14.435cm">
          <text:p/>
        </draw:line>
        <draw:line draw:style-name="gr3" draw:text-style-name="P1" draw:layer="layout" svg:x1="9.909cm" svg:y1="13.435cm" svg:x2="9.909cm" svg:y2="14.435cm">
          <text:p/>
        </draw:line>
        <draw:line draw:style-name="gr3" draw:text-style-name="P1" draw:layer="layout" svg:x1="12.409cm" svg:y1="13.435cm" svg:x2="12.409cm" svg:y2="14.435cm">
          <text:p/>
        </draw:line>
        <draw:line draw:style-name="gr3" draw:text-style-name="P1" draw:layer="layout" svg:x1="16.709cm" svg:y1="13.435cm" svg:x2="16.709cm" svg:y2="14.435cm">
          <text:p/>
        </draw:line>
        <draw:rect draw:style-name="gr5" draw:text-style-name="P8" draw:layer="layout" svg:width="2.5cm" svg:height="2cm" svg:x="4.768cm" svg:y="0.635cm">
          <text:p text:style-name="P7"><text:span text:style-name="T4">CIM,</text:span><text:span text:style-name="T4"><text:line-break/></text:span><text:span text:style-name="T4">PIM</text:span></text:p>
        </draw:rect>
        <draw:line draw:style-name="gr6" draw:text-style-name="P1" draw:layer="layout" svg:x1="7.276cm" svg:y1="2.135cm" svg:x2="9.448cm" svg:y2="2.135cm">
          <text:p/>
        </draw:line>
        <draw:rect draw:style-name="gr5" draw:text-style-name="P9" draw:layer="layout" svg:width="2.868cm" svg:height="2cm" svg:x="9.9cm" svg:y="0.635cm">
          <text:p text:style-name="P6"><text:span text:style-name="T3">XML </text:span><text:span text:style-name="T1">тран-</text:span><text:span text:style-name="T1"><text:line-break/></text:span><text:span text:style-name="T1">слятор</text:span></text:p>
        </draw:rect>
        <draw:frame draw:style-name="gr7" draw:text-style-name="P11" draw:layer="layout" svg:width="2.432cm" svg:height="0.694cm" svg:x="7.37cm" svg:y="1.209cm">
          <draw:text-box>
            <text:p text:style-name="P10"><text:span text:style-name="T3">XMI</text:span></text:p>
          </draw:text-box>
        </draw:frame>
        <draw:frame draw:style-name="gr8" draw:text-style-name="P12" draw:layer="layout" svg:width="2.279cm" svg:height="1.388cm" svg:x="10.082cm" svg:y="10.18cm">
          <draw:text-box>
            <text:p text:style-name="P6"><text:span text:style-name="T3">Объекты</text:span></text:p>
            <text:p text:style-name="P6"><text:span text:style-name="T3">Logtalk</text:span></text:p>
          </draw:text-box>
        </draw:frame>
        <draw:line draw:style-name="gr3" draw:text-style-name="P1" draw:layer="layout" svg:x1="6.595cm" svg:y1="9.909cm" svg:x2="5.109cm" svg:y2="11.395cm">
          <text:p/>
        </draw:line>
        <draw:line draw:style-name="gr3" draw:text-style-name="P1" draw:layer="layout" svg:x1="7.446cm" svg:y1="9.924cm" svg:x2="8.932cm" svg:y2="11.41cm">
          <text:p/>
        </draw:line>
        <draw:line draw:style-name="gr6" draw:text-style-name="P1" draw:layer="layout" svg:x1="11.488cm" svg:y1="2.666cm" svg:x2="11.488cm" svg:y2="4.166cm">
          <text:p/>
        </draw:line>
        <draw:frame draw:style-name="gr9" draw:text-style-name="P13" draw:layer="layout" svg:width="2.098cm" svg:height="0.86cm" svg:x="0.391cm" svg:y="12.25cm">
          <draw:text-box>
            <text:p text:style-name="P6"><text:span text:style-name="T4">PSM</text:span></text:p>
          </draw:text-box>
        </draw:frame>
        <draw:frame draw:style-name="gr9" draw:text-style-name="P13" draw:layer="layout" svg:width="2.098cm" svg:height="0.86cm" svg:x="10.437cm" svg:y="6.891cm">
          <draw:text-box>
            <text:p text:style-name="P6"><text:span text:style-name="T4">PM</text:span></text:p>
          </draw:text-box>
        </draw:frame>
        <draw:rect draw:style-name="gr10" draw:text-style-name="P14" draw:layer="layout" svg:width="3.011cm" svg:height="2cm" svg:x="1.247cm" svg:y="3.71cm" draw:corner-radius="0.5cm">
          <text:p><text:span text:style-name="T3">T-Box-ы</text:span><text:span text:style-name="T3"><text:line-break/></text:span><text:span text:style-name="T3">онтологий</text:span></text:p>
        </draw:rect>
        <draw:line draw:style-name="gr6" draw:text-style-name="P1" draw:layer="layout" svg:x1="4.172cm" svg:y1="5.813cm" svg:x2="5.717cm" svg:y2="7.783cm">
          <text:p/>
        </draw:line>
        <draw:frame draw:style-name="gr11" draw:text-style-name="P12" draw:layer="layout" svg:width="2.175cm" svg:height="0.848cm" draw:transform="rotate (-0.902858822056667) translate (4.768cm 5.367cm)">
          <draw:text-box>
            <text:p text:style-name="P6"><text:span text:style-name="T1">Тройки</text:span></text:p>
          </draw:text-box>
        </draw:frame>
        <draw:frame draw:style-name="gr12" draw:text-style-name="P12" draw:layer="layout" svg:width="4.127cm" svg:height="0.759cm" draw:transform="rotate (-0.000698131700797933) translate (11.874cm 3.073cm)">
          <draw:text-box>
            <text:p text:style-name="P6"><text:span text:style-name="T3">Тройки (A-Box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Interface User" svg:font-family="'Interface User'" style:font-pitch="variable"/>
    <style:font-face style:name="Lucidasans" svg:font-family="Lucidasans" style:font-pitch="variable"/>
    <style:font-face style:name="Verdana" svg:font-family="Verdana" style:font-pitch="variable"/>
    <style:font-face style:name="Verdana1" svg:font-family="Verdana" style:font-adornments="Обычный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Line_20_Style_20_1" draw:display-name="Line Style 1" draw:style="rect" draw:dots1="1" draw:dots1-length="0.05cm" draw:dots2="1" draw:dots2-length="0.05cm" draw:distance="0.05cm"/>
    <draw:stroke-dash draw:name="Line_20_Style_20_2" draw:display-name="Line Style 2" draw:style="rect" draw:dots1="1" draw:dots1-length="0.5cm" draw:dots2="1" draw:dots2-length="0.5cm" draw:distance="0.5cm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Interface User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.2cm" svg:stroke-color="#000000" draw:marker-start-width="0.5cm" draw:marker-start-center="false" draw:marker-end="Arrow" draw:marker-end-width="0.5cm" draw:marker-end-center="true" draw:fill="solid" draw:fill-color="#ffffff" draw:fill-gradient-name="Gradient_20_7" draw:fill-hatch-name="Hatch_20_4" draw:fill-image-name="Bitmape_20_5" draw:fill-image-width="0cm" draw:fill-image-height="0cm" draw:shadow="hidden" draw:shadow-offset-x="0.1cm" draw:shadow-offset-y="0.1cm" draw:shadow-color="#c0c0c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Verdana1" fo:font-family="Verdana" style:font-style-name="Обычный" style:font-pitch="variable" fo:font-size="12pt" fo:font-style="normal" fo:text-shadow="none" style:text-underline-style="none" fo:font-weight="normal" style:font-name-asian="Gothic" style:font-family-asian="Gothic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517cm" fo:margin-bottom="0.018cm" fo:margin-left="0.525cm" fo:margin-right="0.58cm" fo:page-width="21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0.3$Linux_X86_64 LibreOffice_project/10$Build-3</meta:generator>
    <meta:creation-date>2004-08-04T11:35:24</meta:creation-date>
    <dc:date>2018-09-05T07:30:42.869857978</dc:date>
    <dc:language>ru-RU</dc:language>
    <meta:editing-cycles>34</meta:editing-cycles>
    <meta:editing-duration>PT3H6M26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